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5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3417in" fo:break-before="auto" style:use-optimal-row-height="true"/>
    </style:style>
    <style:style style:name="ro3" style:family="table-row">
      <style:table-row-properties style:row-height="0.2484in" fo:break-before="auto" style:use-optimal-row-height="false"/>
    </style:style>
    <style:style style:name="ro4" style:family="table-row">
      <style:table-row-properties style:row-height="0.352in" fo:break-before="auto" style:use-optimal-row-height="false"/>
    </style:style>
    <style:style style:name="ro5" style:family="table-row">
      <style:table-row-properties style:row-height="0.2898in" fo:break-before="auto" style:use-optimal-row-height="false"/>
    </style:style>
    <style:style style:name="ro6" style:family="table-row">
      <style:table-row-properties style:row-height="0.3102in" fo:break-before="auto" style:use-optimal-row-height="false"/>
    </style:style>
    <style:style style:name="ro7" style:family="table-row">
      <style:table-row-properties style:row-height="0.3728in" fo:break-before="auto" style:use-optimal-row-height="false"/>
    </style:style>
    <style:style style:name="ro8" style:family="table-row">
      <style:table-row-properties style:row-height="0.3311in" fo:break-before="auto" style:use-optimal-row-height="false"/>
    </style:style>
    <style:style style:name="ro9" style:family="table-row">
      <style:table-row-properties style:row-height="0.2591in" fo:break-before="auto" style:use-optimal-row-height="false"/>
    </style:style>
    <style:style style:name="ro10" style:family="table-row">
      <style:table-row-properties style:row-height="0.3835in" fo:break-before="auto" style:use-optimal-row-height="false"/>
    </style:style>
    <style:style style:name="ro11" style:family="table-row">
      <style:table-row-properties style:row-height="0.4555in" fo:break-before="auto" style:use-optimal-row-height="false"/>
    </style:style>
    <style:style style:name="ro12" style:family="table-row">
      <style:table-row-properties style:row-height="0.4244in" fo:break-before="auto" style:use-optimal-row-height="false"/>
    </style:style>
    <style:style style:name="ro13" style:family="table-row">
      <style:table-row-properties style:row-height="0.3209in" fo:break-before="auto" style:use-optimal-row-height="false"/>
    </style:style>
    <style:style style:name="ro14" style:family="table-row">
      <style:table-row-properties style:row-height="0.3in" fo:break-before="auto" style:use-optimal-row-height="false"/>
    </style:style>
    <style:style style:name="ro15" style:family="table-row">
      <style:table-row-properties style:row-height="0.3417in" fo:break-before="auto" style:use-optimal-row-height="false"/>
    </style:style>
    <style:style style:name="ro16" style:family="table-row">
      <style:table-row-properties style:row-height="0.3835in" fo:break-before="auto" style:use-optimal-row-height="true"/>
    </style:style>
    <style:style style:name="ro17" style:family="table-row">
      <style:table-row-properties style:row-height="0.311in" fo:break-before="auto" style:use-optimal-row-height="true"/>
    </style:style>
    <style:style style:name="ro18"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ff3333"/>
      <style:text-properties style:font-name="XB Tabriz" fo:font-size="14pt" style:font-size-asian="14pt" style:font-name-complex="XB Tabriz" style:font-size-complex="14pt"/>
    </style:style>
    <style:style style:name="ce3" style:family="table-cell" style:parent-style-name="Default">
      <style:table-cell-properties fo:background-color="#ff0000"/>
      <style:text-properties style:font-name="XB Tabriz" fo:font-size="14pt" style:font-size-asian="14pt" style:font-name-complex="XB Tabriz" style:font-size-complex="14pt"/>
    </style:style>
    <style:style style:name="ce4" style:family="table-cell" style:parent-style-name="Default">
      <style:text-properties fo:font-size="14pt" style:font-size-asian="14pt" style:font-size-complex="14pt"/>
    </style:style>
    <style:style style:name="ce5" style:family="table-cell" style:parent-style-name="Default">
      <style:table-cell-properties fo:background-color="#ff9900"/>
      <style:text-properties style:font-name="XB Tabriz" fo:font-size="14pt" style:font-size-asian="14pt" style:font-name-complex="XB Tabriz" style:font-size-complex="14pt"/>
    </style:style>
    <style:style style:name="ce6"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ffffff"/>
      <style:text-properties style:font-name="XB Tabriz" fo:font-size="14pt" style:font-size-asian="14pt" style:font-name-complex="XB Tabriz" style:font-size-complex="14pt"/>
    </style:style>
    <style:style style:name="ce8" style:family="table-cell" style:parent-style-name="Default">
      <style:table-cell-properties fo:background-color="#990000"/>
      <style:text-properties style:font-name="XB Tabriz" fo:font-size="14pt" style:font-size-asian="14pt" style:font-name-complex="XB Tabriz" style:font-size-complex="14pt"/>
    </style:style>
    <style:style style:name="ce9" style:family="table-cell" style:parent-style-name="Default">
      <style:paragraph-properties style:writing-mode="rl-tb"/>
      <style:text-properties style:font-name="XB Tabriz" fo:font-size="14pt" style:font-size-asian="14pt" style:font-name-complex="XB Tabriz" style:font-size-complex="14pt"/>
    </style:style>
    <style:style style:name="ce10" style:family="table-cell" style:parent-style-name="Default">
      <style:table-cell-properties fo:background-color="#ff0000"/>
      <style:paragraph-properties style:writing-mode="rl-tb"/>
      <style:text-properties style:font-name="XB Tabriz" fo:font-size="14pt" style:font-size-asian="14pt" style:font-name-complex="XB Tabriz" style:font-size-complex="14pt"/>
    </style:style>
    <style:style style:name="ce11" style:family="table-cell" style:parent-style-name="Default">
      <style:table-cell-properties fo:background-color="#ffff00"/>
      <style:text-properties style:font-name="XB Tabriz" fo:font-size="14pt" style:font-size-asian="14pt" style:font-name-complex="XB Tabriz" style:font-size-complex="14pt"/>
    </style:style>
    <style:style style:name="ce12" style:family="table-cell" style:parent-style-name="Default">
      <style:table-cell-properties fo:background-color="transparent"/>
      <style:text-properties style:font-name="XB Tabriz" fo:font-size="14pt" style:font-size-asian="14pt" style:font-name-complex="XB Tabriz" style:font-size-complex="14pt"/>
    </style:style>
    <style:style style:name="ce13" style:family="table-cell" style:parent-style-name="Default">
      <style:text-properties fo:font-size="14pt" style:font-size-asian="14pt" style:font-name-complex="XB Tabriz" style:font-size-complex="14pt"/>
    </style:style>
    <style:style style:name="ce14"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5" style:family="table-cell" style:parent-style-name="Default">
      <style:table-cell-properties fo:background-color="#00cc00"/>
      <style:text-properties style:font-name="XB Tabriz" fo:font-size="14pt" style:font-size-asian="14pt" style:font-name-complex="XB Tabriz" style:font-size-complex="14pt"/>
    </style:style>
    <style:style style:name="ce16" style:family="table-cell" style:parent-style-name="Default">
      <style:table-cell-properties fo:background-color="#cc0066"/>
      <style:text-properties style:font-name="XB Tabriz" fo:font-size="14pt" style:font-size-asian="14pt" style:font-name-complex="XB Tabriz" style:font-size-complex="14pt"/>
    </style:style>
    <style:style style:name="ce17" style:family="table-cell" style:parent-style-name="Default">
      <style:table-cell-properties fo:background-color="#ff00ff"/>
      <style:text-properties style:font-name="XB Tabriz" fo:font-size="14pt" style:font-size-asian="14pt" style:font-name-complex="XB Tabriz" style:font-size-complex="14pt"/>
    </style:style>
    <style:style style:name="ce18" style:family="table-cell" style:parent-style-name="Default">
      <style:table-cell-properties fo:background-color="#ff3300"/>
      <style:text-properties style:font-name="XB Tabriz" fo:font-size="14pt" style:font-size-asian="14pt" style:font-name-complex="XB Tabriz" style:font-size-complex="14pt"/>
    </style:style>
    <style:style style:name="ce19"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0" style:family="table-cell" style:parent-style-name="Default">
      <style:text-properties style:font-name="XB Tabriz" fo:font-size="14pt" style:font-name-asian="DejaVu Sans" style:font-size-asian="14pt" style:font-name-complex="XB Tabriz" style:font-size-complex="14pt"/>
    </style:style>
    <style:style style:name="ce21"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2"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5" style:family="table-cell" style:parent-style-name="Default">
      <style:text-properties fo:font-size="12pt" style:font-size-asian="12pt" style:font-name-complex="XB Tabriz" style:font-size-complex="12pt"/>
    </style:style>
    <style:style style:name="ce2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7" style:family="table-cell" style:parent-style-name="Default">
      <style:text-properties style:font-name="Arial" fo:font-size="12pt" style:font-size-asian="12pt" style:font-name-complex="XB Tabriz" style:font-size-complex="12pt"/>
    </style:style>
    <style:style style:name="ce2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3">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3">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4">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4">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office:annotation draw:style-name="gr1" draw:text-style-name="P1" svg:width="1.1343in" svg:height="0.3902in" svg:x="5.5594in" svg:y="51.8953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6"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6"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6" office:value-type="string" calcext:value-type="string">
            <text:p>تھاپ</text:p>
          </table:table-cell>
          <table:table-cell table:number-columns-repeated="1022"/>
        </table:table-row>
        <table:table-row table:style-name="ro2">
          <table:table-cell office:value-type="string" calcext:value-type="string">
            <text:p>bending moment</text:p>
          </table:table-cell>
          <table:table-cell table:style-name="ce6" office:value-type="string" calcext:value-type="string">
            <text:p>خماو کا معیار اثر</text:p>
          </table:table-cell>
          <table:table-cell table:number-columns-repeated="1022"/>
        </table:table-row>
        <table:table-row table:style-name="ro2">
          <table:table-cell office:value-type="string" calcext:value-type="string">
            <text:p>Bernoulli: Jacob Bernoulli (ordinary diff eq)</text:p>
          </table:table-cell>
          <table:table-cell table:style-name="ce6"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6" office:value-type="string" calcext:value-type="string">
            <text:p>بیسل تفاعل</text:p>
          </table:table-cell>
          <table:table-cell table:number-columns-repeated="1022"/>
        </table:table-row>
        <table:table-row table:style-name="ro2">
          <table:table-cell office:value-type="string" calcext:value-type="string">
            <text:p>bias, bias point</text:p>
          </table:table-cell>
          <table:table-cell table:style-name="ce6"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6"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2"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1">
          <table:table-cell office:value-type="string" calcext:value-type="string">
            <text:p>binomial series</text:p>
          </table:table-cell>
          <table:table-cell table:style-name="ce2"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2" office:value-type="string" calcext:value-type="string">
            <text:p>bit</text:p>
          </table:table-cell>
          <table:table-cell table:style-name="ce2"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7"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5">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6">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6">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1" svg:width="1.1343in" svg:height="0.8567in" svg:x="5.5594in" svg:y="160.7858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1">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7">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7">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7">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8"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7" office:value-type="string" calcext:value-type="string">
            <text:p>ٹکڑوں میں استمراری</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8">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8">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8">
          <table:table-cell office:value-type="string" calcext:value-type="string">
            <text:p>converge</text:p>
          </table:table-cell>
          <table:table-cell office:value-type="string" calcext:value-type="string">
            <text:p>مرکوز، مرتکز</text:p>
          </table:table-cell>
          <table:table-cell table:number-columns-repeated="1022"/>
        </table:table-row>
        <table:table-row table:style-name="ro8">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8">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8">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8">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8">
          <table:table-cell office:value-type="string" calcext:value-type="string">
            <text:p>convenient</text:p>
          </table:table-cell>
          <table:table-cell office:value-type="string" calcext:value-type="string">
            <text:p>پر آسائش</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9"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10"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style-name="ce3"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style-name="ce3"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style-name="ce3"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responding point</text:p>
          </table:table-cell>
          <table:table-cell table:style-name="ce3" office:value-type="string" calcext:value-type="string">
            <text:p>نظیری نقطہ</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9">
          <table:table-cell office:value-type="string" calcext:value-type="string">
            <text:p>crystal</text:p>
          </table:table-cell>
          <table:table-cell office:value-type="string" calcext:value-type="string">
            <text:p>قلم</text:p>
          </table:table-cell>
          <table:table-cell table:number-columns-repeated="1022"/>
        </table:table-row>
        <table:table-row table:style-name="ro10">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0">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4846in" svg:y="76.5953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7" office:value-type="string" calcext:value-type="string">
            <text:p>مقطع، مقطع قالب</text:p>
          </table:table-cell>
          <table:table-cell table:style-name="ce7"/>
          <table:table-cell table:number-columns-repeated="1021"/>
        </table:table-row>
        <table:table-row table:style-name="ro1">
          <table:table-cell office:value-type="string" calcext:value-type="string">
            <text:p>determinant: characteristic determinant of A matrix</text:p>
          </table:table-cell>
          <table:table-cell table:style-name="ce7" office:value-type="string" calcext:value-type="string">
            <text:p>امتیازی مقطع</text:p>
          </table:table-cell>
          <table:table-cell table:style-name="ce7"/>
          <table:table-cell table:number-columns-repeated="1021"/>
        </table:table-row>
        <table:table-row table:style-name="ro1">
          <table:table-cell office:value-type="string" calcext:value-type="string">
            <text:p>determinate, indeterminate</text:p>
          </table:table-cell>
          <table:table-cell table:style-name="ce7" office:value-type="string" calcext:value-type="string">
            <text:p>قابل معلوم، نا قابل معلوم</text:p>
          </table:table-cell>
          <table:table-cell table:style-name="ce7"/>
          <table:table-cell table:number-columns-repeated="1021"/>
        </table:table-row>
        <table:table-row table:style-name="ro1">
          <table:table-cell office:value-type="string" calcext:value-type="string">
            <text:p>diagonal, main diagonal</text:p>
          </table:table-cell>
          <table:table-cell table:style-name="ce11" office:value-type="string" calcext:value-type="string">
            <text:p>وتر، مرکزی وتر</text:p>
          </table:table-cell>
          <table:table-cell table:style-name="ce5"/>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1">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1">
          <table:table-cell office:value-type="string" calcext:value-type="string">
            <text:p>discriminant (maths)</text:p>
          </table:table-cell>
          <table:table-cell office:value-type="string" calcext:value-type="string">
            <text:p>جدا کنندہ</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genvalues, Eigenvectors</text:p>
          </table:table-cell>
          <table:table-cell office:value-type="string" calcext:value-type="string">
            <text:p>آئگنی قدر، آئگنی سمتیات</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ary function (maths)</text:p>
          </table:table-cell>
          <table:table-cell office:value-type="string" calcext:value-type="string">
            <text:p>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سبوط طاقتی تسلسل</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8">
          <table:table-cell office:value-type="string" calcext:value-type="string">
            <text:p>hyperbolic function, sinh</text:p>
          </table:table-cell>
          <table:table-cell table:style-name="ce12" office:value-type="string" calcext:value-type="string">
            <text:p>ہذلولی تفاعل، ہذلولی سائن</text:p>
          </table:table-cell>
          <table:table-cell table:number-columns-repeated="1022"/>
        </table:table-row>
        <table:table-row table:style-name="ro8">
          <table:table-cell office:value-type="string" calcext:value-type="string">
            <text:p>hypergeometric function</text:p>
          </table:table-cell>
          <table:table-cell table:style-name="ce12" office:value-type="string" calcext:value-type="string">
            <text:p>بیش ہندسی تفاعل</text:p>
          </table:table-cell>
          <table:table-cell table:number-columns-repeated="1022"/>
        </table:table-row>
        <table:table-row table:style-name="ro1">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3"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table:style-name="ce4" office:value-type="string" calcext:value-type="string">
            <text:p>inner product, inner product space</text:p>
          </table:table-cell>
          <table:table-cell table:style-name="ce4" office:value-type="string" calcext:value-type="string">
            <text:p>اندرونی ضرب، اندرونی ضرب فضا</text:p>
          </table:table-cell>
          <table:table-cell table:style-name="ce4"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9">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3">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4"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tz</text:p>
          </table:table-cell>
          <table:table-cell office:value-type="string" calcext:value-type="string">
            <text:p>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7">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0">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e: modulate amplitude, modulate frequency</text:p>
          </table:table-cell>
          <table:table-cell table:style-name="ce15"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ہمسائیگی</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table:style-name="ce16"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17"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tation</text:p>
          </table:table-cell>
          <table:table-cell office:value-type="string" calcext:value-type="string">
            <text:p>علامت نویسی</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8"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8"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5"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5"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meter</text:p>
          </table:table-cell>
          <table:table-cell table:style-name="ce12"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12" office:value-type="string" calcext:value-type="string">
            <text:p>منحنی مقدار معلوم</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2" office:value-type="string" calcext:value-type="string">
            <text:p>passive component, active component eg resistor, transistor</text:p>
          </table:table-cell>
          <table:table-cell table:style-name="ce19"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20"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14">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4">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4">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4">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4">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3">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3">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3">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5">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5">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5">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5">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1"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otient</text:p>
          </table:table-cell>
          <table:table-cell office:value-type="string" calcext:value-type="string">
            <text:p>حاصل تقسی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ے</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to exact form via integrating factor)</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e: change of scale</text:p>
          </table:table-cell>
          <table:table-cell office:value-type="string" calcext:value-type="string">
            <text:p>پیمائشی فیتہ میں ردوبدل</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12"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3"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1" office:value-type="string" calcext:value-type="string">
            <text:p>مستحکم، متوازن، مضبوط، پائیدار، نا پائیدار</text:p>
          </table:table-cell>
          <table:table-cell table:style-name="ce11"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معقول شرط، غیر معقول</text:p>
          </table:table-cell>
          <table:table-cell office:value-type="string" calcext:value-type="string">
            <text:p><text:s/></text:p>
          </table:table-cell>
          <table:table-cell table:number-columns-repeated="1021"/>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position theorem</text:p>
          </table:table-cell>
          <table:table-cell table:style-name="ce3"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6">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table:style-name="ce2"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12" office:value-type="string" calcext:value-type="string">
            <text:p>تشاکلی قالب، منحرف تشاکلی قالب</text:p>
          </table:table-cell>
          <table:table-cell table:number-columns-repeated="1022"/>
        </table:table-row>
        <table:table-row table:style-name="ro1">
          <table:table-cell table:style-name="ce2" office:value-type="string" calcext:value-type="string">
            <text:p>synchronous, synchronously</text:p>
          </table:table-cell>
          <table:table-cell table:style-name="ce2" office:value-type="string" calcext:value-type="string">
            <text:p>ہم عصر، قدم ملا کر چلنا</text:p>
          </table:table-cell>
          <table:table-cell table:style-name="ce2"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text:p>
          </table:table-cell>
          <table:table-cell office:value-type="string" calcext:value-type="string">
            <text:p>نظریہ</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9"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9"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9"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7"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4"/>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2"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2"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8">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8">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5">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5">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5">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5">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5">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4">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4">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4">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4">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4">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4">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061">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23"/>
        <table:table-column table:style-name="co6" table:default-cell-style-name="ce24"/>
        <table:table-column table:style-name="co7" table:default-cell-style-name="ce25"/>
        <table:table-column table:style-name="co4" table:default-cell-style-name="ce26"/>
        <table:table-column table:style-name="co8" table:default-cell-style-name="ce27"/>
        <table:table-column table:style-name="co4" table:number-columns-repeated="6" table:default-cell-style-name="ce28"/>
        <table:table-row table:style-name="ro17">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7">
          <table:table-cell table:number-columns-repeated="11"/>
        </table:table-row>
        <table:table-row table:style-name="ro18">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8">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0772in" table:end-y="0.2012in" draw:z-index="1" draw:style-name="gr2" svg:width="0.1776in" svg:height="0.2004in" svg:x="0.7921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7">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3992in" table:end-y="0.2102in" draw:z-index="3" draw:style-name="gr2" svg:width="0.5134in" svg:height="0.2094in" svg:x="0.7783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7">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4335in" table:end-y="0.0469in" draw:z-index="5" draw:style-name="gr2" svg:width="0.5484in" svg:height="0.2091in" svg:x="0.7776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کثافت</text:p>
          </table:table-cell>
          <table:table-cell/>
          <table:table-cell office:value-type="string" calcext:value-type="string">
            <text:p>density</text:p>
          </table:table-cell>
          <table:table-cell table:style-name="ce24">
            <draw:frame table:end-cell-address="symbols.D13" table:end-x="0.8449in" table:end-y="0.2094in" draw:z-index="7" draw:style-name="gr2" svg:width="0.1776in" svg:height="0.2087in" svg:x="0.6673in" svg:y="0.3118in">
              <text:p/>
              <draw:object xlink:href="./Object 8" xlink:type="simple" xlink:show="embed" xlink:actuate="onLoad"/>
              <draw:image xlink:href="./ObjectReplacements/Object 8" xlink:type="simple" xlink:show="embed" xlink:actuate="onLoad"/>
            </draw:frame>
            <draw:frame table:end-cell-address="symbols.D13" table:end-x="0.8665in" table:end-y="0.2094in" draw:z-index="9" draw:style-name="gr2" svg:width="0.1992in" svg:height="0.2087in" svg:x="0.6673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4"/>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7">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7">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7">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7">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7">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7">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7">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7">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7">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7">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7">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7">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7">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7" table:number-rows-repeated="1048543">
          <table:table-cell table:number-columns-repeated="11"/>
        </table:table-row>
        <table:table-row table:style-name="ro17">
          <table:table-cell table:number-columns-repeated="11"/>
        </table:table-row>
      </table:table>
      <table:named-expressions/>
      <table:database-ranges>
        <table:database-range table:name="__Anonymous_Sheet_DB__0" table:target-range-address="words.A6: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2-19">00/00/0000</text:date>, <text:time style:data-style-name="N2" text:time-value="08:28:06.04932970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2-19T12:39:35.199884176</dc:date>
    <meta:editing-duration>P33DT5H52M51S</meta:editing-duration>
    <meta:editing-cycles>1496</meta:editing-cycles>
    <meta:generator>LibreOffice/4.2.8.2$Linux_x86 LibreOffice_project/420m0$Build-2</meta:generator>
    <meta:document-statistic meta:table-count="2" meta:cell-count="3173"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